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RomNo9L-Medi" svg:font-family="NimbusRomNo9L-Med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balhos Prévios</text:p>
      <text:p text:style-name="Standard"><text:tab/>Entre os trabalhos prévios na área de visualização de tomografias usando as bibliotecas ITK e VTK há os trabalhos dos próprios autores das bibliotecas, em particular o livro The Visualization Toolkit, onde o a bibilioteca é descrita. Embora descreva amplamente a biblioteca o livro carece de aprofundamento em certas áreas como o manejamento de memória e demontrações das várias formas de construção das pipelines. Moraes, Amorim e Silva [100] apresentaram um sistema de visualização remota através da Web. Embora existam benefícios na visualização remota também há custos como a quantidade de dados a ser transmitidos entre o cliente e o servidor e a complexidade de conectar uma aplicação de visualização web a aplicações médicas já existentes desenvolvidas usando ferramentas tradicionais como linguagens compiladas e código nativo, algo que será abordado neste trabalho. Por sua vez, o trabalho de Medaglia[101], embora parecido com o presente trabalho não aborda a visualização tridimensional.</text:p>
      <text:p text:style-name="Standard"/>
      <text:p text:style-name="Standard">[100]Visualização Interativa em Tempo Real de Dados Médicos na Web,Instituto de Computação Universidade Estadual de Campinas</text:p>
      <text:p text:style-name="Standard">[101]Segmentação de Imagens Médicas Baseada no Uso das Bibliotecas ITK e VTK; Diego R Medaglia, Isabel Harb Manss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RomNo9L-Medi" svg:font-family="NimbusRomNo9L-Med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9S</meta:editing-duration>
    <meta:editing-cycles>3</meta:editing-cycles>
    <meta:generator>OpenOffice/4.1.1$Win32 OpenOffice.org_project/411m6$Build-9775</meta:generator>
    <dc:date>2015-03-31T21:28:02.75</dc:date>
    <meta:document-statistic meta:table-count="0" meta:image-count="0" meta:object-count="0" meta:page-count="1" meta:paragraph-count="4" meta:word-count="186" meta:character-count="1256"/>
    <meta:user-defined meta:name="Info 1"/>
    <meta:user-defined meta:name="Info 2"/>
    <meta:user-defined meta:name="Info 3"/>
    <meta:user-defined meta:name="Info 4"/>
  </office:meta>
</office:document-meta>
</file>